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b7657"/>
    </style:style>
    <style:style style:name="P2" style:family="paragraph" style:parent-style-name="Title" style:master-page-name="Standard">
      <style:paragraph-properties style:page-number="auto"/>
    </style:style>
    <style:style style:name="P3" style:family="paragraph" style:parent-style-name="List_20_Paragraph" style:list-style-name="WWNum1"/>
    <style:style style:name="P4" style:family="paragraph" style:parent-style-name="List_20_Paragraph" style:list-style-name="WWNum1">
      <style:text-properties officeooo:paragraph-rsid="000b7657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b7657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officeooo:rsid="000b7657" style:font-style-asian="italic" style:font-style-complex="italic"/>
    </style:style>
    <style:style style:name="T5" style:family="text">
      <style:text-properties officeooo:rsid="000b76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eader Line</text:p>
      <text:h text:style-name="Heading_20_1" text:outline-level="1">Examples</text:h>
      <text:list xml:id="list344788094" text:style-name="WWNum1">
        <text:list-item>
          <text:p text:style-name="P3">&lt;azk&gt; &lt;cr&gt; &lt;fd 17&gt; &lt;d 169&gt; &lt;t 2500&gt; &lt;vm 1024, 768, 768, 16, 0&gt; &lt;id PIO12&gt; &lt;id keyboard&gt; &lt;nfb&gt; &lt;dbc 255255255&gt; &lt;dwc 0&gt;</text:p>
        </text:list-item>
      </text:list>
      <text:h text:style-name="Heading_20_1" text:outline-level="1">Items</text:h>
      <text:p text:style-name="P1"><text:span text:style-name="T5">El valor a la izquierda es el nombre del atributo dentro del modelo de datos de la aplicacion</text:span></text:p>
      <text:list xml:id="list744377941" text:continue-numbering="true" text:style-name="WWNum1">
        <text:list-item>
          <text:p text:style-name="P3"><text:span text:style-name="T4">output_data_to_ascii</text:span><text:span text:style-name="T2"> </text:span><text:span text:style-name="T1">&lt;azk&gt; Output data to an Ascii text file</text:span></text:p>
        </text:list-item>
        <text:list-item>
          <text:p text:style-name="P3"><text:span text:style-name="T4">continuous_running</text:span><text:span text:style-name="T2"> </text:span><text:span text:style-name="T1">&lt;cr&gt; Continuous Running. Without this DMDX will pause after each item and wait for the subject to request the next item.</text:span></text:p>
        </text:list-item>
        <text:list-item>
          <text:p text:style-name="P3"><text:span text:style-name="T4">standard_frame_duration</text:span><text:span text:style-name="T2"> </text:span><text:span text:style-name="T1">&lt;fd #&gt; Standard Frame Duration (measured in ticks --&gt; one tick aprox. 16.67ms on laptops)</text:span></text:p>
        </text:list-item>
        <text:list-item>
          <text:p text:style-name="P3"><text:span text:style-name="T4">delay </text:span><text:span text:style-name="T1">&lt;d #&gt; Delay from end of one item to the start of the next item (also measured in ticks)</text:span></text:p>
        </text:list-item>
        <text:list-item>
          <text:p text:style-name="P3"><text:span text:style-name="T4">time_o</text:span><text:span text:style-name="T4">ut</text:span><text:span text:style-name="T1">&lt;t #&gt; Time-out (in milliseconds, ¿2500?). How long to wait for subjects to make a response</text:span></text:p>
        </text:list-item>
        <text:list-item>
          <text:p text:style-name="P3"><text:span text:style-name="T4">video_mode </text:span><text:span text:style-name="T1">&lt;vm #, #, #, #, ¿#?&gt; Video Mode</text:span></text:p>
        </text:list-item>
        <text:list-item>
          <text:p text:style-name="P3"><text:span text:style-name="T4">devices </text:span><text:span text:style-name="T1">&lt;id&gt; Identify Device. Tells DMDX to monitor the devices here indicated.</text:span></text:p>
        </text:list-item>
        <text:list-item>
          <text:p text:style-name="P3"><text:span text:style-name="T4">no_feed_back</text:span><text:span text:style-name="T2"> </text:span><text:span text:style-name="T1">&lt;nfb&gt; No Feed Back. Don´t provide feedback on subjects response times and errors.</text:span></text:p>
        </text:list-item>
        <text:list-item>
          <text:p text:style-name="P3"><text:span text:style-name="T4">default_background_color</text:span><text:span text:style-name="T2"> </text:span><text:span text:style-name="T1">&lt;dbc #&gt; Default Background </text:span><text:span text:style-name="T2">Color</text:span><text:span text:style-name="T1"> (RGB 255255255)</text:span></text:p>
        </text:list-item>
        <text:list-item>
          <text:p text:style-name="P4"><text:span text:style-name="T4">default_writing_color </text:span><text:span text:style-name="T1">&lt;dwc #&gt; Default Writing Colour</text:span></text:p>
        </text:list-item>
        <text:list-item>
          <text:p text:style-name="P4"><text:span text:style-name="T4">default_font_size </text:span><text:span text:style-name="T1">&lt;dfs #&gt; Default Font Size</text:span></text:p>
        </text:list-item>
        <text:list-item>
          <text:p text:style-name="P4"><text:span text:style-name="T4">r</text:span><text:span text:style-name="T3">ecord_</text:span><text:span text:style-name="T4">c</text:span><text:span text:style-name="T3">lock_</text:span><text:span text:style-name="T4">o</text:span><text:span text:style-name="T3">n_</text:span><text:span text:style-name="T4">t</text:span><text:span text:style-name="T3">ime_</text:span><text:span text:style-name="T4">k</text:span><text:span text:style-name="T3">eyword</text:span><text:span text:style-name="T1"> &lt;rcot&gt; Record Clock On Time Keyword</text:span></text:p>
        </text:list-item>
      </text:list>
      <text:p text:style-name="List_20_Paragraph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style:contextual-spacing="true" fo:line-height="100%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style:style style:name="Título_20_Car" style:display-name="Título Car" style:family="text" style:parent-style-name="Default_20_Paragraph_20_Font">
      <style:text-properties fo:color="#17365d" style:font-name="Cambria" fo:font-size="26pt" fo:letter-spacing="0.009cm" style:letter-kerning="true" style:font-size-asian="26pt" style:font-name-complex="F" style:font-size-complex="26pt"/>
    </style:style>
    <style:style style:name="Título_20_1_20_Car" style:display-name="Título 1 C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enTV</meta:initial-creator>
    <dc:creator>Julen Telleria</dc:creator>
    <meta:editing-cycles>3</meta:editing-cycles>
    <meta:creation-date>2013-03-07T18:17:00</meta:creation-date>
    <dc:date>2013-03-18T18:30:31</dc:date>
    <meta:editing-duration>PT13S</meta:editing-duration>
    <meta:generator>LibreOffice/3.6$Linux_X86_64 LibreOffice_project/360m1$Build-2</meta:generator>
    <meta:document-statistic meta:table-count="0" meta:image-count="0" meta:object-count="0" meta:page-count="1" meta:paragraph-count="17" meta:word-count="204" meta:character-count="1197" meta:non-whitespace-character-count="102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